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statura</text:p>
          </table:table-cell>
          <table:table-cell office:value-type="string" calcext:value-type="string">
            <text:p>zapato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7:22:42.627587487</meta:creation-date>
    <dc:date>2018-04-02T07:26:56.309059369</dc:date>
    <meta:editing-duration>PT4M15S</meta:editing-duration>
    <meta:editing-cycles>1</meta:editing-cycles>
    <meta:document-statistic meta:table-count="1" meta:cell-count="75" meta:object-count="0"/>
    <meta:generator>LibreOffice/6.0.2.1$Linux_X86_64 LibreOffice_project/00m0$Build-1</meta:generator>
  </office:meta>
</office:document-meta>
</file>